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normal" officeooo:rsid="0004ef2b" officeooo:paragraph-rsid="0004ef2b" style:font-style-asian="normal" style:font-weight-asian="normal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l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amás Zolnai</meta:initial-creator>
    <meta:creation-date>2020-01-14T16:11:26.353640498</meta:creation-date>
    <meta:generator>LibreOffice/7.0.5.2$Linux_X86_64 LibreOffice_project/00$Build-2</meta:generator>
    <dc:date>2021-05-03T21:08:53.922143924</dc:date>
    <meta:editing-duration>PT1M14S</meta:editing-duration>
    <meta:editing-cycles>6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